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Livres pour enfants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Ref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Éditeur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Lien Photo</text:p>
          </table:table-cell>
          <table:table-cell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Romans et Littérat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Tourisme et Voyag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Scienc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Cuisine et Vin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5:36:02.445781788</meta:creation-date>
    <dc:date>2019-05-13T15:44:24.439777112</dc:date>
    <meta:editing-duration>PT8M36S</meta:editing-duration>
    <meta:editing-cycles>1</meta:editing-cycles>
    <meta:generator>LibreOffice/6.0.7.3$Linux_X86_64 LibreOffice_project/00m0$Build-3</meta:generator>
    <meta:document-statistic meta:table-count="1" meta:cell-count="45" meta:object-count="0"/>
  </office:meta>
</office:document-meta>
</file>